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17.25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17.07mm"/>
    </style:style>
    <style:style style:name="co5" style:family="table-column">
      <style:table-column-properties fo:break-before="auto" style:column-width="17.55mm"/>
    </style:style>
    <style:style style:name="co6" style:family="table-column">
      <style:table-column-properties fo:break-before="auto" style:column-width="32.79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5.1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7mm" fo:break-before="auto" style:use-optimal-row-height="false"/>
    </style:style>
    <style:style style:name="ta1" style:family="table" style:master-page-name="PageStyle_5f_prijmy">
      <style:table-properties table:display="true" style:writing-mode="lr-tb"/>
    </style:style>
    <style:style style:name="ta2" style:family="table" style:master-page-name="PageStyle_5f_vydaje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 style:data-style-name="N12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 style:data-style-name="N129">
      <style:table-cell-properties fo:background-color="#fff200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f2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/>
      <table:table table:name="Prijm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648069.4" calcext:value-type="currency">
            <text:p>2 648 069,40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342" calcext:value-type="float">
            <text:p>134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834270" calcext:value-type="currency">
            <text:p>834 270,00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currency" office:currency="CZK" office:value="13000000" calcext:value-type="currency">
            <text:p>13 000 000,00 Kč</text:p>
          </table:table-cell>
          <table:table-cell office:value-type="currency" office:currency="CZK" office:value="17654539.51" calcext:value-type="currency">
            <text:p>17 654 539,51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5812" calcext:value-type="currency">
            <text:p>25 812,00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345" calcext:value-type="float">
            <text:p>1345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94057" calcext:value-type="currency">
            <text:p>1 594 057,00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currency" office:currency="CZK" office:value="12200000" calcext:value-type="currency">
            <text:p>12 200 000,00 Kč</text:p>
          </table:table-cell>
          <table:table-cell office:value-type="currency" office:currency="CZK" office:value="12389725" calcext:value-type="currency">
            <text:p>12 389 725,00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currency" office:currency="CZK" office:value="53000000" calcext:value-type="currency">
            <text:p>53 000 000,00 Kč</text:p>
          </table:table-cell>
          <table:table-cell office:value-type="currency" office:currency="CZK" office:value="55054730.88" calcext:value-type="currency">
            <text:p>55 054 730,88 Kč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 office:value-type="currency" office:currency="CZK" office:value="223455" calcext:value-type="currency">
            <text:p>223 455,00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2013400" calcext:value-type="currency">
            <text:p>2 013 400,00 Kč</text:p>
          </table:table-cell>
          <table:table-cell office:value-type="currency" office:currency="CZK" office:value="2023340.17" calcext:value-type="currency">
            <text:p>2 023 340,17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currency" office:currency="CZK" office:value="189400" calcext:value-type="currency">
            <text:p>189 400,00 Kč</text:p>
          </table:table-cell>
          <table:table-cell office:value-type="currency" office:currency="CZK" office:value="189350" calcext:value-type="currency">
            <text:p>189 350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currency" office:currency="CZK" office:value="3227000" calcext:value-type="currency">
            <text:p>3 227 000,00 Kč</text:p>
          </table:table-cell>
          <table:table-cell office:value-type="currency" office:currency="CZK" office:value="2827000" calcext:value-type="currency">
            <text:p>2 827 000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3302000" calcext:value-type="currency">
            <text:p>3 302 000,00 Kč</text:p>
          </table:table-cell>
          <table:table-cell office:value-type="currency" office:currency="CZK" office:value="3450261.72" calcext:value-type="currency">
            <text:p>3 450 261,72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currency" office:currency="CZK" office:value="105700" calcext:value-type="currency">
            <text:p>105 700,00 Kč</text:p>
          </table:table-cell>
          <table:table-cell office:value-type="currency" office:currency="CZK" office:value="105407" calcext:value-type="currency">
            <text:p>105 407,00 Kč</text:p>
          </table:table-cell>
          <table:table-cell table:number-columns-repeated="1019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4216600" calcext:value-type="currency">
            <text:p>4 216 600,00 Kč</text:p>
          </table:table-cell>
          <table:table-cell office:value-type="currency" office:currency="CZK" office:value="4216896.34" calcext:value-type="currency">
            <text:p>4 216 896,34 Kč</text:p>
          </table:table-cell>
          <table:table-cell table:number-columns-repeated="1019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currency" office:currency="CZK" office:value="1152900" calcext:value-type="currency">
            <text:p>1 152 900,00 Kč</text:p>
          </table:table-cell>
          <table:table-cell office:value-type="currency" office:currency="CZK" office:value="1233857" calcext:value-type="currency">
            <text:p>1 233 857,0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090120" calcext:value-type="currency">
            <text:p>1 090 120,0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2321" calcext:value-type="float">
            <text:p>2321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2321" calcext:value-type="float">
            <text:p>2321</text:p>
          </table:table-cell>
          <table:table-cell/>
          <table:table-cell office:value-type="currency" office:currency="CZK" office:value="234600" calcext:value-type="currency">
            <text:p>234 600,00 Kč</text:p>
          </table:table-cell>
          <table:table-cell office:value-type="currency" office:currency="CZK" office:value="234619" calcext:value-type="currency">
            <text:p>234 619,00 Kč</text:p>
          </table:table-cell>
          <table:table-cell table:number-columns-repeated="101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58260" calcext:value-type="currency">
            <text:p>558 260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83880" calcext:value-type="currency">
            <text:p>83 880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2229" calcext:value-type="float">
            <text:p>2229</text:p>
          </table:table-cell>
          <table:table-cell table:number-columns-repeated="2"/>
          <table:table-cell office:value-type="currency" office:currency="CZK" office:value="377" calcext:value-type="currency">
            <text:p>377,00 Kč</text:p>
          </table:table-cell>
          <table:table-cell table:number-columns-repeated="1019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2122" calcext:value-type="float">
            <text:p>2122</text:p>
          </table:table-cell>
          <table:table-cell table:number-columns-repeated="3" office:value-type="currency" office:currency="CZK" office:value="1200000" calcext:value-type="currency">
            <text:p>1 200 000,00 Kč</text:p>
          </table:table-cell>
          <table:table-cell table:number-columns-repeated="1019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3600" calcext:value-type="currency">
            <text:p>3 600,00 Kč</text:p>
          </table:table-cell>
          <table:table-cell office:value-type="currency" office:currency="CZK" office:value="3554.11" calcext:value-type="currency">
            <text:p>3 554,11 Kč</text:p>
          </table:table-cell>
          <table:table-cell table:number-columns-repeated="1019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98520.14" calcext:value-type="currency">
            <text:p>98 520,14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39849" calcext:value-type="currency">
            <text:p>39 849,00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9290" calcext:value-type="currency">
            <text:p>19 290,00 Kč</text:p>
          </table:table-cell>
          <table:table-cell table:number-columns-repeated="1019"/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38100" calcext:value-type="currency">
            <text:p>38 100,00 Kč</text:p>
          </table:table-cell>
          <table:table-cell office:value-type="currency" office:currency="CZK" office:value="38078" calcext:value-type="currency">
            <text:p>38 078,00 Kč</text:p>
          </table:table-cell>
          <table:table-cell table:number-columns-repeated="1019"/>
        </table:table-row>
        <table:table-row table:style-name="ro3">
          <table:table-cell office:value-type="float" office:value="4351" calcext:value-type="float">
            <text:p>4351</text:p>
          </table:table-cell>
          <table:table-cell office:value-type="float" office:value="2212" calcext:value-type="float">
            <text:p>2212</text:p>
          </table:table-cell>
          <table:table-cell table:number-columns-repeated="2"/>
          <table:table-cell office:value-type="currency" office:currency="CZK" office:value="10000" calcext:value-type="currency">
            <text:p>10 000,00 Kč</text:p>
          </table:table-cell>
          <table:table-cell table:number-columns-repeated="1019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870000" calcext:value-type="currency">
            <text:p>870 000,00 Kč</text:p>
          </table:table-cell>
          <table:table-cell office:value-type="currency" office:currency="CZK" office:value="869998.78" calcext:value-type="currency">
            <text:p>869 998,78 Kč</text:p>
          </table:table-cell>
          <table:table-cell table:number-columns-repeated="1019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38720.08" calcext:value-type="currency">
            <text:p>38 720,08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102622" calcext:value-type="currency">
            <text:p>102 622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368350.9" calcext:value-type="currency">
            <text:p>368 350,90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currency" office:currency="CZK" office:value="2700900" calcext:value-type="currency">
            <text:p>2 700 900,00 Kč</text:p>
          </table:table-cell>
          <table:table-cell office:value-type="currency" office:currency="CZK" office:value="4234994.5" calcext:value-type="currency">
            <text:p>4 234 994,50 Kč</text:p>
          </table:table-cell>
          <table:table-cell table:number-columns-repeated="1019"/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2141" calcext:value-type="float">
            <text:p>2141</text:p>
          </table:table-cell>
          <table:table-cell table:number-columns-repeated="2" office:value-type="currency" office:currency="CZK" office:value="800000" calcext:value-type="currency">
            <text:p>800 000,00 Kč</text:p>
          </table:table-cell>
          <table:table-cell office:value-type="currency" office:currency="CZK" office:value="294332.27" calcext:value-type="currency">
            <text:p>294 332,27 Kč</text:p>
          </table:table-cell>
          <table:table-cell table:number-columns-repeated="1019"/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2142" calcext:value-type="float">
            <text:p>2142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8000000" calcext:value-type="currency">
            <text:p>8 000 000,00 Kč</text:p>
          </table:table-cell>
          <table:table-cell office:value-type="currency" office:currency="CZK" office:value="14620000" calcext:value-type="currency">
            <text:p>14 620 000,00 Kč</text:p>
          </table:table-cell>
          <table:table-cell table:number-columns-repeated="1019"/>
        </table:table-row>
        <table:table-row table:style-name="ro2">
          <table:table-cell office:value-type="float" office:value="6330" calcext:value-type="float">
            <text:p>6330</text:p>
          </table:table-cell>
          <table:table-cell office:value-type="float" office:value="4131" calcext:value-type="float">
            <text:p>4131</text:p>
          </table:table-cell>
          <table:table-cell office:value-type="currency" office:currency="CZK" office:value="1023012000" calcext:value-type="currency">
            <text:p>1 023 012 000,00 Kč</text:p>
          </table:table-cell>
          <table:table-cell office:value-type="currency" office:currency="CZK" office:value="1015866900" calcext:value-type="currency">
            <text:p>1 015 866 900,00 Kč</text:p>
          </table:table-cell>
          <table:table-cell office:value-type="currency" office:currency="CZK" office:value="353360100" calcext:value-type="currency">
            <text:p>353 360 100,00 Kč</text:p>
          </table:table-cell>
          <table:table-cell table:number-columns-repeated="1019"/>
        </table:table-row>
        <table:table-row table:style-name="ro3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3" calcext:value-type="float">
            <text:p>4133</text:p>
          </table:table-cell>
          <table:table-cell table:style-name="ce6" table:number-columns-repeated="2"/>
          <table:table-cell table:style-name="ce6" office:value-type="currency" office:currency="CZK" office:value="8813181.38" calcext:value-type="currency">
            <text:p>8 813 181,38 Kč</text:p>
          </table:table-cell>
          <table:table-cell table:number-columns-repeated="1019"/>
        </table:table-row>
        <table:table-row table:style-name="ro2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4" calcext:value-type="float">
            <text:p>4134</text:p>
          </table:table-cell>
          <table:table-cell table:number-columns-repeated="2" table:style-name="ce6" office:value-type="currency" office:currency="CZK" office:value="5390000" calcext:value-type="currency">
            <text:p>5 390 000,00 Kč</text:p>
          </table:table-cell>
          <table:table-cell table:style-name="ce6" office:value-type="currency" office:currency="CZK" office:value="648008851.97" calcext:value-type="currency">
            <text:p>648 008 851,97 Kč</text:p>
          </table:table-cell>
          <table:table-cell table:number-columns-repeated="1019"/>
        </table:table-row>
        <table:table-row table:style-name="ro2">
          <table:table-cell office:value-type="float" office:value="6330" calcext:value-type="float">
            <text:p>6330</text:p>
          </table:table-cell>
          <table:table-cell office:value-type="float" office:value="4137" calcext:value-type="float">
            <text:p>4137</text:p>
          </table:table-cell>
          <table:table-cell office:value-type="currency" office:currency="CZK" office:value="328945000" calcext:value-type="currency">
            <text:p>328 945 000,00 Kč</text:p>
          </table:table-cell>
          <table:table-cell office:value-type="currency" office:currency="CZK" office:value="606790300" calcext:value-type="currency">
            <text:p>606 790 300,00 Kč</text:p>
          </table:table-cell>
          <table:table-cell office:value-type="currency" office:currency="CZK" office:value="606790329.41" calcext:value-type="currency">
            <text:p>606 790 329,41 Kč</text:p>
          </table:table-cell>
          <table:table-cell table:number-columns-repeated="1019"/>
        </table:table-row>
        <table:table-row table:style-name="ro3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4139" calcext:value-type="float">
            <text:p>4139</text:p>
          </table:table-cell>
          <table:table-cell table:style-name="ce6" office:value-type="currency" office:currency="CZK" office:value="5390000" calcext:value-type="currency">
            <text:p>5 390 000,00 Kč</text:p>
          </table:table-cell>
          <table:table-cell table:style-name="ce6" office:value-type="currency" office:currency="CZK" office:value="6410000" calcext:value-type="currency">
            <text:p>6 410 000,00 Kč</text:p>
          </table:table-cell>
          <table:table-cell table:style-name="ce6" office:value-type="currency" office:currency="CZK" office:value="5297806.91" calcext:value-type="currency">
            <text:p>5 297 806,91 Kč</text:p>
          </table:table-cell>
          <table:table-cell table:number-columns-repeated="1019"/>
        </table:table-row>
        <table:table-row table:style-name="ro2">
          <table:table-cell office:value-type="float" office:value="6402" calcext:value-type="float">
            <text:p>6402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currency" office:currency="CZK" office:value="196400" calcext:value-type="currency">
            <text:p>196 400,00 Kč</text:p>
          </table:table-cell>
          <table:table-cell office:value-type="currency" office:currency="CZK" office:value="253981.94" calcext:value-type="currency">
            <text:p>253 981,94 Kč</text:p>
          </table:table-cell>
          <table:table-cell table:number-columns-repeated="1019"/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137493.31" calcext:value-type="currency">
            <text:p>137 493,31 Kč</text:p>
          </table:table-cell>
          <table:table-cell table:number-columns-repeated="1019"/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2212" calcext:value-type="float">
            <text:p>221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001985.02" calcext:value-type="currency">
            <text:p>1 001 985,02 Kč</text:p>
          </table:table-cell>
          <table:table-cell table:number-columns-repeated="1019"/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127399.55" calcext:value-type="currency">
            <text:p>127 399,55 Kč</text:p>
          </table:table-cell>
          <table:table-cell table:number-columns-repeated="1019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ydaje" table:style-name="ta2">
        <office:forms form:automatic-focus="false" form:apply-design-mode="false"/>
        <table:table-column table:style-name="co5" table:number-columns-repeated="2" table:default-cell-style-name="ce2"/>
        <table:table-column table:style-name="co6" table:number-columns-repeated="3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1105000" calcext:value-type="currency">
            <text:p>11 105 000,00 Kč</text:p>
          </table:table-cell>
          <table:table-cell office:value-type="currency" office:currency="CZK" office:value="11099631" calcext:value-type="currency">
            <text:p>11 099 631,00 Kč</text:p>
          </table:table-cell>
          <table:table-cell table:number-columns-repeated="1019"/>
        </table:table-row>
        <table:table-row table:style-name="ro3">
          <table:table-cell office:value-type="float" office:value="2212" calcext:value-type="float">
            <text:p>2212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8000000" calcext:value-type="currency">
            <text:p>8 000 000,00 Kč</text:p>
          </table:table-cell>
          <table:table-cell table:number-columns-repeated="1021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300000" calcext:value-type="currency">
            <text:p>2 300 000,00 Kč</text:p>
          </table:table-cell>
          <table:table-cell office:value-type="currency" office:currency="CZK" office:value="4344100" calcext:value-type="currency">
            <text:p>4 344 100,00 Kč</text:p>
          </table:table-cell>
          <table:table-cell office:value-type="currency" office:currency="CZK" office:value="4064465.7" calcext:value-type="currency">
            <text:p>4 064 465,70 Kč</text:p>
          </table:table-cell>
          <table:table-cell table:number-columns-repeated="1019"/>
        </table:table-row>
        <table:table-row table:style-name="ro3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3749900" calcext:value-type="currency">
            <text:p>3 749 900,00 Kč</text:p>
          </table:table-cell>
          <table:table-cell office:value-type="currency" office:currency="CZK" office:value="3195303.7" calcext:value-type="currency">
            <text:p>3 195 303,70 Kč</text:p>
          </table:table-cell>
          <table:table-cell table:number-columns-repeated="1019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7500000" calcext:value-type="currency">
            <text:p>7 500 000,00 Kč</text:p>
          </table:table-cell>
          <table:table-cell table:number-columns-repeated="1021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72800" calcext:value-type="currency">
            <text:p>72 800,00 Kč</text:p>
          </table:table-cell>
          <table:table-cell office:value-type="currency" office:currency="CZK" office:value="21327" calcext:value-type="currency">
            <text:p>21 327,00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66495" calcext:value-type="currency">
            <text:p>66 495,00 Kč</text:p>
          </table:table-cell>
          <table:table-cell table:number-columns-repeated="1019"/>
        </table:table-row>
        <table:table-row table:style-name="ro3">
          <table:table-cell office:value-type="float" office:value="3111" calcext:value-type="float">
            <text:p>3111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0420000" calcext:value-type="currency">
            <text:p>40 420 000,00 Kč</text:p>
          </table:table-cell>
          <table:table-cell office:value-type="currency" office:currency="CZK" office:value="42403000" calcext:value-type="currency">
            <text:p>42 403 000,00 Kč</text:p>
          </table:table-cell>
          <table:table-cell office:value-type="currency" office:currency="CZK" office:value="41802525.12" calcext:value-type="currency">
            <text:p>41 802 525,12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2705000" calcext:value-type="currency">
            <text:p>2 705 000,00 Kč</text:p>
          </table:table-cell>
          <table:table-cell office:value-type="currency" office:currency="CZK" office:value="2704872" calcext:value-type="currency">
            <text:p>2 704 872,00 Kč</text:p>
          </table:table-cell>
          <table:table-cell table:number-columns-repeated="1019"/>
        </table:table-row>
        <table:table-row table:style-name="ro3">
          <table:table-cell office:value-type="float" office:value="3111" calcext:value-type="float">
            <text:p>31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91942700" calcext:value-type="currency">
            <text:p>91 942 700,00 Kč</text:p>
          </table:table-cell>
          <table:table-cell office:value-type="currency" office:currency="CZK" office:value="43143157.73" calcext:value-type="currency">
            <text:p>43 143 157,73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555200" calcext:value-type="currency">
            <text:p>1 555 200,00 Kč</text:p>
          </table:table-cell>
          <table:table-cell office:value-type="currency" office:currency="CZK" office:value="1555111.05" calcext:value-type="currency">
            <text:p>1 555 111,05 Kč</text:p>
          </table:table-cell>
          <table:table-cell table:number-columns-repeated="1019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table:number-columns-repeated="1020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2500" calcext:value-type="currency">
            <text:p>2 500,00 Kč</text:p>
          </table:table-cell>
          <table:table-cell office:value-type="currency" office:currency="CZK" office:value="2300" calcext:value-type="currency">
            <text:p>2 300,00 Kč</text:p>
          </table:table-cell>
          <table:table-cell office:value-type="currency" office:currency="CZK" office:value="2279.86" calcext:value-type="currency">
            <text:p>2 279,86 Kč</text:p>
          </table:table-cell>
          <table:table-cell table:number-columns-repeated="1019"/>
        </table:table-row>
        <table:table-row table:style-name="ro3"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300000" calcext:value-type="currency">
            <text:p>1 300 000,00 Kč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47800" calcext:value-type="currency">
            <text:p>747 800,00 Kč</text:p>
          </table:table-cell>
          <table:table-cell office:value-type="currency" office:currency="CZK" office:value="393634" calcext:value-type="currency">
            <text:p>393 634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197500" calcext:value-type="currency">
            <text:p>1 197 500,00 Kč</text:p>
          </table:table-cell>
          <table:table-cell office:value-type="currency" office:currency="CZK" office:value="405300" calcext:value-type="currency">
            <text:p>405 300,00 Kč</text:p>
          </table:table-cell>
          <table:table-cell table:number-columns-repeated="1020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2620" calcext:value-type="currency">
            <text:p>22 620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700000" calcext:value-type="currency">
            <text:p>700 000,00 Kč</text:p>
          </table:table-cell>
          <table:table-cell table:number-columns-repeated="1021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88459000" calcext:value-type="currency">
            <text:p>88 459 000,00 Kč</text:p>
          </table:table-cell>
          <table:table-cell office:value-type="currency" office:currency="CZK" office:value="92134700" calcext:value-type="currency">
            <text:p>92 134 700,00 Kč</text:p>
          </table:table-cell>
          <table:table-cell office:value-type="currency" office:currency="CZK" office:value="92131111.13" calcext:value-type="currency">
            <text:p>92 131 111,13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16077100" calcext:value-type="currency">
            <text:p>16 077 100,00 Kč</text:p>
          </table:table-cell>
          <table:table-cell office:value-type="currency" office:currency="CZK" office:value="10141507" calcext:value-type="currency">
            <text:p>10 141 507,00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5492" calcext:value-type="float">
            <text:p>5492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table:number-columns-repeated="1020"/>
        </table:table-row>
        <table:table-row table:style-name="ro3"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1000000" calcext:value-type="currency">
            <text:p>1 000 000,00 Kč</text:p>
          </table:table-cell>
          <table:table-cell table:number-columns-repeated="1020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7046000" calcext:value-type="currency">
            <text:p>7 046 000,00 Kč</text:p>
          </table:table-cell>
          <table:table-cell office:value-type="currency" office:currency="CZK" office:value="2251400" calcext:value-type="currency">
            <text:p>2 251 400,00 Kč</text:p>
          </table:table-cell>
          <table:table-cell office:value-type="currency" office:currency="CZK" office:value="2251363.71" calcext:value-type="currency">
            <text:p>2 251 363,71 Kč</text:p>
          </table:table-cell>
          <table:table-cell table:number-columns-repeated="1019"/>
        </table:table-row>
        <table:table-row table:style-name="ro2">
          <table:table-cell office:value-type="float" office:value="3113" calcext:value-type="float">
            <text:p>3113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1353000" calcext:value-type="currency">
            <text:p>1 353 000,00 Kč</text:p>
          </table:table-cell>
          <table:table-cell office:value-type="currency" office:currency="CZK" office:value="603000" calcext:value-type="currency">
            <text:p>603 000,00 Kč</text:p>
          </table:table-cell>
          <table:table-cell table:number-columns-repeated="1019"/>
        </table:table-row>
        <table:table-row table:style-name="ro2">
          <table:table-cell office:value-type="float" office:value="3122" calcext:value-type="float">
            <text:p>3122</text:p>
          </table:table-cell>
          <table:table-cell office:value-type="float" office:value="5339" calcext:value-type="float">
            <text:p>5339</text:p>
          </table:table-cell>
          <table:table-cell/>
          <table:table-cell table:number-columns-repeated="2" office:value-type="currency" office:currency="CZK" office:value="6000" calcext:value-type="currency">
            <text:p>6 000,00 Kč</text:p>
          </table:table-cell>
          <table:table-cell table:number-columns-repeated="1019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office:value-type="currency" office:currency="CZK" office:value="71127900" calcext:value-type="currency">
            <text:p>71 127 900,00 Kč</text:p>
          </table:table-cell>
          <table:table-cell office:value-type="currency" office:currency="CZK" office:value="71127680" calcext:value-type="currency">
            <text:p>71 127 680,00 Kč</text:p>
          </table:table-cell>
          <table:table-cell table:number-columns-repeated="1019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100000" calcext:value-type="currency">
            <text:p>1 100 000,00 Kč</text:p>
          </table:table-cell>
          <table:table-cell table:number-columns-repeated="1019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03596000" calcext:value-type="currency">
            <text:p>103 596 000,00 Kč</text:p>
          </table:table-cell>
          <table:table-cell office:value-type="currency" office:currency="CZK" office:value="128488700" calcext:value-type="currency">
            <text:p>128 488 700,00 Kč</text:p>
          </table:table-cell>
          <table:table-cell office:value-type="currency" office:currency="CZK" office:value="101031671.19" calcext:value-type="currency">
            <text:p>101 031 671,19 Kč</text:p>
          </table:table-cell>
          <table:table-cell table:number-columns-repeated="1019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20420300" calcext:value-type="currency">
            <text:p>20 420 300,00 Kč</text:p>
          </table:table-cell>
          <table:table-cell office:value-type="currency" office:currency="CZK" office:value="20420282.8" calcext:value-type="currency">
            <text:p>20 420 282,8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1219000" calcext:value-type="currency">
            <text:p>1 219 000,00 Kč</text:p>
          </table:table-cell>
          <table:table-cell office:value-type="currency" office:currency="CZK" office:value="1331000" calcext:value-type="currency">
            <text:p>1 331 000,00 Kč</text:p>
          </table:table-cell>
          <table:table-cell office:value-type="currency" office:currency="CZK" office:value="1325637.53" calcext:value-type="currency">
            <text:p>1 325 637,53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5700" calcext:value-type="currency">
            <text:p>15 700,00 Kč</text:p>
          </table:table-cell>
          <table:table-cell office:value-type="currency" office:currency="CZK" office:value="13552" calcext:value-type="currency">
            <text:p>13 552,0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6200" calcext:value-type="currency">
            <text:p>36 200,00 Kč</text:p>
          </table:table-cell>
          <table:table-cell office:value-type="currency" office:currency="CZK" office:value="30841.1" calcext:value-type="currency">
            <text:p>30 841,1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16000" calcext:value-type="currency">
            <text:p>16 000,00 Kč</text:p>
          </table:table-cell>
          <table:table-cell office:value-type="currency" office:currency="CZK" office:value="20300" calcext:value-type="currency">
            <text:p>20 300,00 Kč</text:p>
          </table:table-cell>
          <table:table-cell office:value-type="currency" office:currency="CZK" office:value="20250" calcext:value-type="currency">
            <text:p>20 250,0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658" calcext:value-type="currency">
            <text:p>658,00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50000" calcext:value-type="currency">
            <text:p>550 000,00 Kč</text:p>
          </table:table-cell>
          <table:table-cell office:value-type="currency" office:currency="CZK" office:value="570000" calcext:value-type="currency">
            <text:p>570 000,00 Kč</text:p>
          </table:table-cell>
          <table:table-cell office:value-type="currency" office:currency="CZK" office:value="546356.78" calcext:value-type="currency">
            <text:p>546 356,78 Kč</text:p>
          </table:table-cell>
          <table:table-cell table:number-columns-repeated="1019"/>
        </table:table-row>
        <table:table-row table:style-name="ro3"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7220.85" calcext:value-type="currency">
            <text:p>87 220,85 Kč</text:p>
          </table:table-cell>
          <table:table-cell table:number-columns-repeated="1019"/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4604.9" calcext:value-type="currency">
            <text:p>24 604,90 Kč</text:p>
          </table:table-cell>
          <table:table-cell table:number-columns-repeated="1019"/>
        </table:table-row>
        <table:table-row table:style-name="ro3"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1488" calcext:value-type="currency">
            <text:p>1 488,00 Kč</text:p>
          </table:table-cell>
          <table:table-cell table:number-columns-repeated="1019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42066" calcext:value-type="currency">
            <text:p>42 066,00 Kč</text:p>
          </table:table-cell>
          <table:table-cell table:number-columns-repeated="1019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63000" calcext:value-type="currency">
            <text:p>63 000,00 Kč</text:p>
          </table:table-cell>
          <table:table-cell office:value-type="currency" office:currency="CZK" office:value="61193" calcext:value-type="currency">
            <text:p>61 193,00 Kč</text:p>
          </table:table-cell>
          <table:table-cell table:number-columns-repeated="1019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4000" calcext:value-type="currency">
            <text:p>234 000,00 Kč</text:p>
          </table:table-cell>
          <table:table-cell office:value-type="currency" office:currency="CZK" office:value="174000" calcext:value-type="currency">
            <text:p>174 000,00 Kč</text:p>
          </table:table-cell>
          <table:table-cell office:value-type="currency" office:currency="CZK" office:value="165679.22" calcext:value-type="currency">
            <text:p>165 679,22 Kč</text:p>
          </table:table-cell>
          <table:table-cell table:number-columns-repeated="1019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8798.7" calcext:value-type="currency">
            <text:p>58 798,70 Kč</text:p>
          </table:table-cell>
          <table:table-cell table:number-columns-repeated="1019"/>
        </table:table-row>
        <table:table-row table:style-name="ro3"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410000" calcext:value-type="currency">
            <text:p>410 000,00 Kč</text:p>
          </table:table-cell>
          <table:table-cell office:value-type="currency" office:currency="CZK" office:value="393204" calcext:value-type="currency">
            <text:p>393 204,00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33" calcext:value-type="float">
            <text:p>5133</text:p>
          </table:table-cell>
          <table:table-cell/>
          <table:table-cell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69500" calcext:value-type="currency">
            <text:p>169 500,00 Kč</text:p>
          </table:table-cell>
          <table:table-cell office:value-type="currency" office:currency="CZK" office:value="165401" calcext:value-type="currency">
            <text:p>165 401,00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151500" calcext:value-type="currency">
            <text:p>151 500,00 Kč</text:p>
          </table:table-cell>
          <table:table-cell office:value-type="currency" office:currency="CZK" office:value="147383.67" calcext:value-type="currency">
            <text:p>147 383,67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6746" calcext:value-type="currency">
            <text:p>16 746,00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36800" calcext:value-type="currency">
            <text:p>136 8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269000" calcext:value-type="currency">
            <text:p>2 269 000,00 Kč</text:p>
          </table:table-cell>
          <table:table-cell office:value-type="currency" office:currency="CZK" office:value="2714100" calcext:value-type="currency">
            <text:p>2 714 100,00 Kč</text:p>
          </table:table-cell>
          <table:table-cell office:value-type="currency" office:currency="CZK" office:value="2451018.3" calcext:value-type="currency">
            <text:p>2 451 018,30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67437.11" calcext:value-type="currency">
            <text:p>67 437,11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79000" calcext:value-type="currency">
            <text:p>79 000,00 Kč</text:p>
          </table:table-cell>
          <table:table-cell office:value-type="currency" office:currency="CZK" office:value="73101.95" calcext:value-type="currency">
            <text:p>73 101,95 Kč</text:p>
          </table:table-cell>
          <table:table-cell table:number-columns-repeated="1019"/>
        </table:table-row>
        <table:table-row table:style-name="ro3"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143000" calcext:value-type="currency">
            <text:p>143 000,00 Kč</text:p>
          </table:table-cell>
          <table:table-cell office:value-type="currency" office:currency="CZK" office:value="141548.47" calcext:value-type="currency">
            <text:p>141 548,47 Kč</text:p>
          </table:table-cell>
          <table:table-cell table:number-columns-repeated="1019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number-columns-repeated="1019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99300" calcext:value-type="currency">
            <text:p>99 300,00 Kč</text:p>
          </table:table-cell>
          <table:table-cell office:value-type="currency" office:currency="CZK" office:value="3267" calcext:value-type="currency">
            <text:p>3 267,00 Kč</text:p>
          </table:table-cell>
          <table:table-cell table:number-columns-repeated="1019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136500" calcext:value-type="currency">
            <text:p>136 500,00 Kč</text:p>
          </table:table-cell>
          <table:table-cell table:number-columns-repeated="1020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85100" calcext:value-type="currency">
            <text:p>185 100,00 Kč</text:p>
          </table:table-cell>
          <table:table-cell office:value-type="currency" office:currency="CZK" office:value="424" calcext:value-type="currency">
            <text:p>424,00 Kč</text:p>
          </table:table-cell>
          <table:table-cell table:number-columns-repeated="1019"/>
        </table:table-row>
        <table:table-row table:style-name="ro3"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1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9600000" calcext:value-type="currency">
            <text:p>19 600 000,00 Kč</text:p>
          </table:table-cell>
          <table:table-cell office:value-type="currency" office:currency="CZK" office:value="37472800" calcext:value-type="currency">
            <text:p>37 472 800,00 Kč</text:p>
          </table:table-cell>
          <table:table-cell office:value-type="currency" office:currency="CZK" office:value="13059542.05" calcext:value-type="currency">
            <text:p>13 059 542,05 Kč</text:p>
          </table:table-cell>
          <table:table-cell table:number-columns-repeated="1019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700" calcext:value-type="currency">
            <text:p>700,00 Kč</text:p>
          </table:table-cell>
          <table:table-cell table:number-columns-repeated="1020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80500" calcext:value-type="currency">
            <text:p>80 500,00 Kč</text:p>
          </table:table-cell>
          <table:table-cell office:value-type="currency" office:currency="CZK" office:value="80487" calcext:value-type="currency">
            <text:p>80 487,00 Kč</text:p>
          </table:table-cell>
          <table:table-cell table:number-columns-repeated="1019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29500" calcext:value-type="currency">
            <text:p>129 500,00 Kč</text:p>
          </table:table-cell>
          <table:table-cell office:value-type="currency" office:currency="CZK" office:value="104420.6" calcext:value-type="currency">
            <text:p>104 420,60 Kč</text:p>
          </table:table-cell>
          <table:table-cell table:number-columns-repeated="1019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795300" calcext:value-type="currency">
            <text:p>795 300,00 Kč</text:p>
          </table:table-cell>
          <table:table-cell office:value-type="currency" office:currency="CZK" office:value="738423.55" calcext:value-type="currency">
            <text:p>738 423,55 Kč</text:p>
          </table:table-cell>
          <table:table-cell table:number-columns-repeated="1019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float" office:value="6122" calcext:value-type="float">
            <text:p>6122</text:p>
          </table:table-cell>
          <table:table-cell/>
          <table:table-cell table:number-columns-repeated="2" office:value-type="currency" office:currency="CZK" office:value="72300" calcext:value-type="currency">
            <text:p>72 300,00 Kč</text:p>
          </table:table-cell>
          <table:table-cell table:number-columns-repeated="1019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345000" calcext:value-type="currency">
            <text:p>4 345 000,00 Kč</text:p>
          </table:table-cell>
          <table:table-cell office:value-type="currency" office:currency="CZK" office:value="3733600" calcext:value-type="currency">
            <text:p>3 733 600,00 Kč</text:p>
          </table:table-cell>
          <table:table-cell office:value-type="currency" office:currency="CZK" office:value="3397221.96" calcext:value-type="currency">
            <text:p>3 397 221,96 Kč</text:p>
          </table:table-cell>
          <table:table-cell table:number-columns-repeated="1019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3040" calcext:value-type="currency">
            <text:p>3 040,00 Kč</text:p>
          </table:table-cell>
          <table:table-cell table:number-columns-repeated="1019"/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5494" calcext:value-type="float">
            <text:p>5494</text:p>
          </table:table-cell>
          <table:table-cell/>
          <table:table-cell table:number-columns-repeated="2" office:value-type="currency" office:currency="CZK" office:value="44000" calcext:value-type="currency">
            <text:p>44 000,00 Kč</text:p>
          </table:table-cell>
          <table:table-cell table:number-columns-repeated="101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300000" calcext:value-type="currency">
            <text:p>1 300 000,00 Kč</text:p>
          </table:table-cell>
          <table:table-cell office:value-type="currency" office:currency="CZK" office:value="1298126.86" calcext:value-type="currency">
            <text:p>1 298 126,86 Kč</text:p>
          </table:table-cell>
          <table:table-cell table:number-columns-repeated="101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45128.41" calcext:value-type="currency">
            <text:p>45 128,41 Kč</text:p>
          </table:table-cell>
          <table:table-cell table:number-columns-repeated="101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4000" calcext:value-type="currency">
            <text:p>4 000,00 Kč</text:p>
          </table:table-cell>
          <table:table-cell office:value-type="currency" office:currency="CZK" office:value="2693" calcext:value-type="currency">
            <text:p>2 693,00 Kč</text:p>
          </table:table-cell>
          <table:table-cell table:number-columns-repeated="1019"/>
        </table:table-row>
        <table:table-row table:style-name="ro3">
          <table:table-cell office:value-type="float" office:value="3392" calcext:value-type="float">
            <text:p>3392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98352.5" calcext:value-type="currency">
            <text:p>598 352,50 Kč</text:p>
          </table:table-cell>
          <table:table-cell table:number-columns-repeated="101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61000" calcext:value-type="currency">
            <text:p>61 000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18000" calcext:value-type="currency">
            <text:p>18 000,00 Kč</text:p>
          </table:table-cell>
          <table:table-cell office:value-type="currency" office:currency="CZK" office:value="14896" calcext:value-type="currency">
            <text:p>14 896,00 Kč</text:p>
          </table:table-cell>
          <table:table-cell table:number-columns-repeated="1019"/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table:number-columns-repeated="1020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currency" office:currency="CZK" office:value="43000" calcext:value-type="currency">
            <text:p>43 000,00 Kč</text:p>
          </table:table-cell>
          <table:table-cell office:value-type="currency" office:currency="CZK" office:value="42350" calcext:value-type="currency">
            <text:p>42 350,00 Kč</text:p>
          </table:table-cell>
          <table:table-cell table:number-columns-repeated="1019"/>
        </table:table-row>
        <table:table-row table:style-name="ro3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46000" calcext:value-type="currency">
            <text:p>46 000,00 Kč</text:p>
          </table:table-cell>
          <table:table-cell office:value-type="currency" office:currency="CZK" office:value="45904.5" calcext:value-type="currency">
            <text:p>45 904,50 Kč</text:p>
          </table:table-cell>
          <table:table-cell table:number-columns-repeated="1019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1000" calcext:value-type="currency">
            <text:p>51 000,00 Kč</text:p>
          </table:table-cell>
          <table:table-cell office:value-type="currency" office:currency="CZK" office:value="105000" calcext:value-type="currency">
            <text:p>105 000,00 Kč</text:p>
          </table:table-cell>
          <table:table-cell office:value-type="currency" office:currency="CZK" office:value="84852.8" calcext:value-type="currency">
            <text:p>84 852,80 Kč</text:p>
          </table:table-cell>
          <table:table-cell table:number-columns-repeated="1019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5974" calcext:value-type="currency">
            <text:p>5 974,00 Kč</text:p>
          </table:table-cell>
          <table:table-cell table:number-columns-repeated="1019"/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417000" calcext:value-type="currency">
            <text:p>417 000,00 Kč</text:p>
          </table:table-cell>
          <table:table-cell office:value-type="currency" office:currency="CZK" office:value="265000" calcext:value-type="currency">
            <text:p>265 000,00 Kč</text:p>
          </table:table-cell>
          <table:table-cell office:value-type="currency" office:currency="CZK" office:value="255060.5" calcext:value-type="currency">
            <text:p>255 060,50 Kč</text:p>
          </table:table-cell>
          <table:table-cell table:number-columns-repeated="1019"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  <table:table-cell table:number-columns-repeated="1019"/>
        </table:table-row>
        <table:table-row table:style-name="ro3"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20219900" calcext:value-type="currency">
            <text:p>20 219 900,00 Kč</text:p>
          </table:table-cell>
          <table:table-cell office:value-type="currency" office:currency="CZK" office:value="11203855" calcext:value-type="currency">
            <text:p>11 203 855,00 Kč</text:p>
          </table:table-cell>
          <table:table-cell table:number-columns-repeated="1019"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8075000" calcext:value-type="currency">
            <text:p>8 075 000,00 Kč</text:p>
          </table:table-cell>
          <table:table-cell office:value-type="currency" office:currency="CZK" office:value="6822000" calcext:value-type="currency">
            <text:p>6 822 000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21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33" calcext:value-type="float">
            <text:p>5133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900" calcext:value-type="currency">
            <text:p>900,00 Kč</text:p>
          </table:table-cell>
          <table:table-cell office:value-type="currency" office:currency="CZK" office:value="876" calcext:value-type="currency">
            <text:p>876,00 Kč</text:p>
          </table:table-cell>
          <table:table-cell table:number-columns-repeated="1019"/>
        </table:table-row>
        <table:table-row table:style-name="ro3"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1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35500" calcext:value-type="currency">
            <text:p>35 500,00 Kč</text:p>
          </table:table-cell>
          <table:table-cell office:value-type="currency" office:currency="CZK" office:value="32150.25" calcext:value-type="currency">
            <text:p>32 150,25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9000" calcext:value-type="currency">
            <text:p>9 000,00 Kč</text:p>
          </table:table-cell>
          <table:table-cell office:value-type="currency" office:currency="CZK" office:value="7500" calcext:value-type="currency">
            <text:p>7 500,00 Kč</text:p>
          </table:table-cell>
          <table:table-cell office:value-type="currency" office:currency="CZK" office:value="6793.35" calcext:value-type="currency">
            <text:p>6 793,35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59000" calcext:value-type="currency">
            <text:p>159 000,00 Kč</text:p>
          </table:table-cell>
          <table:table-cell office:value-type="currency" office:currency="CZK" office:value="171900" calcext:value-type="currency">
            <text:p>171 900,00 Kč</text:p>
          </table:table-cell>
          <table:table-cell office:value-type="currency" office:currency="CZK" office:value="138126.55" calcext:value-type="currency">
            <text:p>138 126,55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000" calcext:value-type="currency">
            <text:p>2 000,00 Kč</text:p>
          </table:table-cell>
          <table:table-cell table:number-columns-repeated="1021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2500" calcext:value-type="currency">
            <text:p>22 500,00 Kč</text:p>
          </table:table-cell>
          <table:table-cell office:value-type="currency" office:currency="CZK" office:value="22173.5" calcext:value-type="currency">
            <text:p>22 173,5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90500" calcext:value-type="currency">
            <text:p>90 500,00 Kč</text:p>
          </table:table-cell>
          <table:table-cell office:value-type="currency" office:currency="CZK" office:value="60912" calcext:value-type="currency">
            <text:p>60 912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212" calcext:value-type="float">
            <text:p>5212</text:p>
          </table:table-cell>
          <table:table-cell/>
          <table:table-cell table:number-columns-repeated="2" office:value-type="currency" office:currency="CZK" office:value="122500" calcext:value-type="currency">
            <text:p>122 500,00 Kč</text:p>
          </table:table-cell>
          <table:table-cell table:number-columns-repeated="1019"/>
        </table:table-row>
        <table:table-row table:style-name="ro3">
          <table:table-cell office:value-type="float" office:value="3421" calcext:value-type="float">
            <text:p>342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3054800" calcext:value-type="currency">
            <text:p>3 054 800,00 Kč</text:p>
          </table:table-cell>
          <table:table-cell office:value-type="currency" office:currency="CZK" office:value="1454696" calcext:value-type="currency">
            <text:p>1 454 696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331" calcext:value-type="float">
            <text:p>5331</text:p>
          </table:table-cell>
          <table:table-cell/>
          <table:table-cell table:number-columns-repeated="2" office:value-type="currency" office:currency="CZK" office:value="1405800" calcext:value-type="currency">
            <text:p>1 405 800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63600" calcext:value-type="currency">
            <text:p>163 600,00 Kč</text:p>
          </table:table-cell>
          <table:table-cell table:number-columns-repeated="1019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5339" calcext:value-type="float">
            <text:p>5339</text:p>
          </table:table-cell>
          <table:table-cell/>
          <table:table-cell table:number-columns-repeated="2" office:value-type="currency" office:currency="CZK" office:value="420000" calcext:value-type="currency">
            <text:p>420 000,00 Kč</text:p>
          </table:table-cell>
          <table:table-cell table:number-columns-repeated="1019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990" calcext:value-type="currency">
            <text:p>4 990,00 Kč</text:p>
          </table:table-cell>
          <table:table-cell table:number-columns-repeated="1019"/>
        </table:table-row>
        <table:table-row table:style-name="ro3"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00" calcext:value-type="currency">
            <text:p>7 300,00 Kč</text:p>
          </table:table-cell>
          <table:table-cell table:number-columns-repeated="1019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14378000" calcext:value-type="currency">
            <text:p>14 378 000,00 Kč</text:p>
          </table:table-cell>
          <table:table-cell office:value-type="currency" office:currency="CZK" office:value="1570087.53" calcext:value-type="currency">
            <text:p>1 570 087,53 Kč</text:p>
          </table:table-cell>
          <table:table-cell table:number-columns-repeated="1019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54125.5" calcext:value-type="currency">
            <text:p>54 125,50 Kč</text:p>
          </table:table-cell>
          <table:table-cell table:number-columns-repeated="1019"/>
        </table:table-row>
        <table:table-row table:style-name="ro3">
          <table:table-cell office:value-type="float" office:value="3523" calcext:value-type="float">
            <text:p>3523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7100000" calcext:value-type="currency">
            <text:p>17 100 000,00 Kč</text:p>
          </table:table-cell>
          <table:table-cell office:value-type="currency" office:currency="CZK" office:value="17103600" calcext:value-type="currency">
            <text:p>17 103 600,00 Kč</text:p>
          </table:table-cell>
          <table:table-cell office:value-type="currency" office:currency="CZK" office:value="17103554.11" calcext:value-type="currency">
            <text:p>17 103 554,11 Kč</text:p>
          </table:table-cell>
          <table:table-cell table:number-columns-repeated="1019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076000" calcext:value-type="currency">
            <text:p>1 076 000,00 Kč</text:p>
          </table:table-cell>
          <table:table-cell table:number-columns-repeated="1019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4544000" calcext:value-type="currency">
            <text:p>4 544 000,00 Kč</text:p>
          </table:table-cell>
          <table:table-cell office:value-type="currency" office:currency="CZK" office:value="14464000" calcext:value-type="currency">
            <text:p>14 464 000,00 Kč</text:p>
          </table:table-cell>
          <table:table-cell office:value-type="currency" office:currency="CZK" office:value="5993121.21" calcext:value-type="currency">
            <text:p>5 993 121,21 Kč</text:p>
          </table:table-cell>
          <table:table-cell table:number-columns-repeated="1019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30000" calcext:value-type="currency">
            <text:p>23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table:number-columns-repeated="1019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19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1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516000" calcext:value-type="currency">
            <text:p>516 000,00 Kč</text:p>
          </table:table-cell>
          <table:table-cell table:number-columns-repeated="1020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19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331" calcext:value-type="float">
            <text:p>5331</text:p>
          </table:table-cell>
          <table:table-cell/>
          <table:table-cell table:number-columns-repeated="2" office:value-type="currency" office:currency="CZK" office:value="610000" calcext:value-type="currency">
            <text:p>610 000,00 Kč</text:p>
          </table:table-cell>
          <table:table-cell table:number-columns-repeated="1019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5333" calcext:value-type="float">
            <text:p>5333</text:p>
          </table:table-cell>
          <table:table-cell/>
          <table:table-cell table:number-columns-repeated="2" office:value-type="currency" office:currency="CZK" office:value="60000" calcext:value-type="currency">
            <text:p>60 000,00 Kč</text:p>
          </table:table-cell>
          <table:table-cell table:number-columns-repeated="1019"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/>
          <table:table-cell table:number-columns-repeated="2" office:value-type="currency" office:currency="CZK" office:value="48000" calcext:value-type="currency">
            <text:p>48 000,00 Kč</text:p>
          </table:table-cell>
          <table:table-cell table:number-columns-repeated="1019"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58000" calcext:value-type="currency">
            <text:p>158 000,00 Kč</text:p>
          </table:table-cell>
          <table:table-cell office:value-type="currency" office:currency="CZK" office:value="1758000" calcext:value-type="currency">
            <text:p>1 758 000,00 Kč</text:p>
          </table:table-cell>
          <table:table-cell office:value-type="currency" office:currency="CZK" office:value="501546.71" calcext:value-type="currency">
            <text:p>501 546,71 Kč</text:p>
          </table:table-cell>
          <table:table-cell table:number-columns-repeated="1019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2642000" calcext:value-type="currency">
            <text:p>2 642 000,00 Kč</text:p>
          </table:table-cell>
          <table:table-cell office:value-type="currency" office:currency="CZK" office:value="2550653" calcext:value-type="currency">
            <text:p>2 550 653,00 Kč</text:p>
          </table:table-cell>
          <table:table-cell table:number-columns-repeated="1019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620900" calcext:value-type="currency">
            <text:p>620 900,00 Kč</text:p>
          </table:table-cell>
          <table:table-cell office:value-type="currency" office:currency="CZK" office:value="355771" calcext:value-type="currency">
            <text:p>355 771,00 Kč</text:p>
          </table:table-cell>
          <table:table-cell table:number-columns-repeated="1019"/>
        </table:table-row>
        <table:table-row table:style-name="ro3"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9172.08" calcext:value-type="currency">
            <text:p>9 172,08 Kč</text:p>
          </table:table-cell>
          <table:table-cell table:number-columns-repeated="1019"/>
        </table:table-row>
        <table:table-row table:style-name="ro3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2663000" calcext:value-type="currency">
            <text:p>2 663 000,00 Kč</text:p>
          </table:table-cell>
          <table:table-cell office:value-type="currency" office:currency="CZK" office:value="1179287" calcext:value-type="currency">
            <text:p>1 179 287,00 Kč</text:p>
          </table:table-cell>
          <table:table-cell table:number-columns-repeated="1019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388200" calcext:value-type="currency">
            <text:p>388 200,00 Kč</text:p>
          </table:table-cell>
          <table:table-cell office:value-type="currency" office:currency="CZK" office:value="43166" calcext:value-type="currency">
            <text:p>43 166,00 Kč</text:p>
          </table:table-cell>
          <table:table-cell table:number-columns-repeated="1019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10179" calcext:value-type="currency">
            <text:p>10 179,00 Kč</text:p>
          </table:table-cell>
          <table:table-cell table:number-columns-repeated="1019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736000" calcext:value-type="currency">
            <text:p>1 736 000,00 Kč</text:p>
          </table:table-cell>
          <table:table-cell office:value-type="currency" office:currency="CZK" office:value="1468433" calcext:value-type="currency">
            <text:p>1 468 433,00 Kč</text:p>
          </table:table-cell>
          <table:table-cell table:number-columns-repeated="1019"/>
        </table:table-row>
        <table:table-row table:style-name="ro3"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71000" calcext:value-type="currency">
            <text:p>171 000,00 Kč</text:p>
          </table:table-cell>
          <table:table-cell office:value-type="currency" office:currency="CZK" office:value="170950" calcext:value-type="currency">
            <text:p>170 950,00 Kč</text:p>
          </table:table-cell>
          <table:table-cell table:number-columns-repeated="1019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99000" calcext:value-type="currency">
            <text:p>599 000,00 Kč</text:p>
          </table:table-cell>
          <table:table-cell office:value-type="currency" office:currency="CZK" office:value="3356000" calcext:value-type="currency">
            <text:p>3 356 000,00 Kč</text:p>
          </table:table-cell>
          <table:table-cell office:value-type="currency" office:currency="CZK" office:value="2734972.73" calcext:value-type="currency">
            <text:p>2 734 972,73 Kč</text:p>
          </table:table-cell>
          <table:table-cell table:number-columns-repeated="1019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221000" calcext:value-type="currency">
            <text:p>1 221 000,00 Kč</text:p>
          </table:table-cell>
          <table:table-cell office:value-type="currency" office:currency="CZK" office:value="1171280" calcext:value-type="currency">
            <text:p>1 171 280,00 Kč</text:p>
          </table:table-cell>
          <table:table-cell table:number-columns-repeated="1019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9335" calcext:value-type="currency">
            <text:p>29 335,00 Kč</text:p>
          </table:table-cell>
          <table:table-cell table:number-columns-repeated="1019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6802900" calcext:value-type="currency">
            <text:p>6 802 9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table:number-columns-repeated="2" office:value-type="currency" office:currency="CZK" office:value="1457000" calcext:value-type="currency">
            <text:p>1 457 000,00 Kč</text:p>
          </table:table-cell>
          <table:table-cell table:number-columns-repeated="1020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6202" calcext:value-type="float">
            <text:p>6202</text:p>
          </table:table-cell>
          <table:table-cell/>
          <table:table-cell table:number-columns-repeated="2" office:value-type="currency" office:currency="CZK" office:value="19000000" calcext:value-type="currency">
            <text:p>19 000 000,00 Kč</text:p>
          </table:table-cell>
          <table:table-cell table:number-columns-repeated="1019"/>
        </table:table-row>
        <table:table-row table:style-name="ro3"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table:number-columns-repeated="2" office:value-type="currency" office:currency="CZK" office:value="479443000" calcext:value-type="currency">
            <text:p>479 443 000,00 Kč</text:p>
          </table:table-cell>
          <table:table-cell table:number-columns-repeated="1020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36300" calcext:value-type="currency">
            <text:p>36 300,00 Kč</text:p>
          </table:table-cell>
          <table:table-cell table:number-columns-repeated="1019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3750000" calcext:value-type="currency">
            <text:p>3 750 000,00 Kč</text:p>
          </table:table-cell>
          <table:table-cell office:value-type="currency" office:currency="CZK" office:value="3247011" calcext:value-type="currency">
            <text:p>3 247 011,00 Kč</text:p>
          </table:table-cell>
          <table:table-cell table:number-columns-repeated="1019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101000" calcext:value-type="currency">
            <text:p>6 101 000,00 Kč</text:p>
          </table:table-cell>
          <table:table-cell office:value-type="currency" office:currency="CZK" office:value="6076000" calcext:value-type="currency">
            <text:p>6 076 000,00 Kč</text:p>
          </table:table-cell>
          <table:table-cell office:value-type="currency" office:currency="CZK" office:value="5656762.36" calcext:value-type="currency">
            <text:p>5 656 762,36 Kč</text:p>
          </table:table-cell>
          <table:table-cell table:number-columns-repeated="1019"/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24711" calcext:value-type="currency">
            <text:p>24 711,00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050000" calcext:value-type="currency">
            <text:p>1 050 000,00 Kč</text:p>
          </table:table-cell>
          <table:table-cell office:value-type="currency" office:currency="CZK" office:value="659300" calcext:value-type="currency">
            <text:p>659 300,00 Kč</text:p>
          </table:table-cell>
          <table:table-cell office:value-type="currency" office:currency="CZK" office:value="390872.13" calcext:value-type="currency">
            <text:p>390 872,13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474122.71" calcext:value-type="currency">
            <text:p>474 122,71 Kč</text:p>
          </table:table-cell>
          <table:table-cell table:number-columns-repeated="1019"/>
        </table:table-row>
        <table:table-row table:style-name="ro3"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90512" calcext:value-type="currency">
            <text:p>90 512,00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60915" calcext:value-type="currency">
            <text:p>60 915,00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370000" calcext:value-type="currency">
            <text:p>370 000,00 Kč</text:p>
          </table:table-cell>
          <table:table-cell office:value-type="currency" office:currency="CZK" office:value="181530" calcext:value-type="currency">
            <text:p>181 530,00 Kč</text:p>
          </table:table-cell>
          <table:table-cell table:number-columns-repeated="1019"/>
        </table:table-row>
        <table:table-row table:style-name="ro3">
          <table:table-cell office:value-type="float" office:value="3745" calcext:value-type="float">
            <text:p>3745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table:number-columns-repeated="1020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5350000" calcext:value-type="currency">
            <text:p>35 350 000,00 Kč</text:p>
          </table:table-cell>
          <table:table-cell office:value-type="currency" office:currency="CZK" office:value="35660300" calcext:value-type="currency">
            <text:p>35 660 300,00 Kč</text:p>
          </table:table-cell>
          <table:table-cell office:value-type="currency" office:currency="CZK" office:value="34894622.2" calcext:value-type="currency">
            <text:p>34 894 622,20 Kč</text:p>
          </table:table-cell>
          <table:table-cell table:number-columns-repeated="1019"/>
        </table:table-row>
        <table:table-row table:style-name="ro3"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3554000" calcext:value-type="currency">
            <text:p>3 554 000,00 Kč</text:p>
          </table:table-cell>
          <table:table-cell office:value-type="currency" office:currency="CZK" office:value="2457523.76" calcext:value-type="currency">
            <text:p>2 457 523,76 Kč</text:p>
          </table:table-cell>
          <table:table-cell table:number-columns-repeated="1019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1605000" calcext:value-type="currency">
            <text:p>71 605 000,00 Kč</text:p>
          </table:table-cell>
          <table:table-cell office:value-type="currency" office:currency="CZK" office:value="80540900" calcext:value-type="currency">
            <text:p>80 540 900,00 Kč</text:p>
          </table:table-cell>
          <table:table-cell office:value-type="currency" office:currency="CZK" office:value="52865106.23" calcext:value-type="currency">
            <text:p>52 865 106,23 Kč</text:p>
          </table:table-cell>
          <table:table-cell table:number-columns-repeated="1019"/>
        </table:table-row>
        <table:table-row table:style-name="ro3">
          <table:table-cell office:value-type="float" office:value="3745" calcext:value-type="float">
            <text:p>3745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2300000" calcext:value-type="currency">
            <text:p>2 300 000,00 Kč</text:p>
          </table:table-cell>
          <table:table-cell office:value-type="currency" office:currency="CZK" office:value="2064265.2" calcext:value-type="currency">
            <text:p>2 064 265,20 Kč</text:p>
          </table:table-cell>
          <table:table-cell table:number-columns-repeated="1019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342354" calcext:value-type="currency">
            <text:p>342 354,00 Kč</text:p>
          </table:table-cell>
          <table:table-cell table:number-columns-repeated="1019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253000" calcext:value-type="currency">
            <text:p>253 000,00 Kč</text:p>
          </table:table-cell>
          <table:table-cell office:value-type="currency" office:currency="CZK" office:value="249035" calcext:value-type="currency">
            <text:p>249 035,00 Kč</text:p>
          </table:table-cell>
          <table:table-cell table:number-columns-repeated="1019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47688" calcext:value-type="currency">
            <text:p>47 688,00 Kč</text:p>
          </table:table-cell>
          <table:table-cell table:number-columns-repeated="1019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table:number-columns-repeated="1020"/>
        </table:table-row>
        <table:table-row table:style-name="ro3"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000000" calcext:value-type="currency">
            <text:p>1 000 000,00 Kč</text:p>
          </table:table-cell>
          <table:table-cell table:number-columns-repeated="1020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currency" office:currency="CZK" office:value="742500" calcext:value-type="currency">
            <text:p>742 50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19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19"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59145.9" calcext:value-type="currency">
            <text:p>59 145,90 Kč</text:p>
          </table:table-cell>
          <table:table-cell table:number-columns-repeated="1019"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7379900" calcext:value-type="currency">
            <text:p>17 379 900,00 Kč</text:p>
          </table:table-cell>
          <table:table-cell office:value-type="currency" office:currency="CZK" office:value="9443606.07" calcext:value-type="currency">
            <text:p>9 443 606,07 Kč</text:p>
          </table:table-cell>
          <table:table-cell table:number-columns-repeated="1019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48000" calcext:value-type="currency">
            <text:p>148 000,00 Kč</text:p>
          </table:table-cell>
          <table:table-cell office:value-type="currency" office:currency="CZK" office:value="57500" calcext:value-type="currency">
            <text:p>57 500,00 Kč</text:p>
          </table:table-cell>
          <table:table-cell table:number-columns-repeated="1019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4200" calcext:value-type="currency">
            <text:p>24 200,00 Kč</text:p>
          </table:table-cell>
          <table:table-cell table:number-columns-repeated="1019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447000" calcext:value-type="currency">
            <text:p>447 000,00 Kč</text:p>
          </table:table-cell>
          <table:table-cell office:value-type="currency" office:currency="CZK" office:value="421270" calcext:value-type="currency">
            <text:p>421 270,00 Kč</text:p>
          </table:table-cell>
          <table:table-cell table:number-columns-repeated="1019"/>
        </table:table-row>
        <table:table-row table:style-name="ro3">
          <table:table-cell office:value-type="float" office:value="4351" calcext:value-type="float">
            <text:p>435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2000000" calcext:value-type="currency">
            <text:p>12 000 000,00 Kč</text:p>
          </table:table-cell>
          <table:table-cell office:value-type="currency" office:currency="CZK" office:value="11780000" calcext:value-type="currency">
            <text:p>11 780 000,00 Kč</text:p>
          </table:table-cell>
          <table:table-cell table:number-columns-repeated="1020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17800" calcext:value-type="currency">
            <text:p>217 800,00 Kč</text:p>
          </table:table-cell>
          <table:table-cell table:number-columns-repeated="1019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/>
          <table:table-cell office:value-type="currency" office:currency="CZK" office:value="1046500" calcext:value-type="currency">
            <text:p>1 046 500,00 Kč</text:p>
          </table:table-cell>
          <table:table-cell office:value-type="currency" office:currency="CZK" office:value="1032000" calcext:value-type="currency">
            <text:p>1 032 000,00 Kč</text:p>
          </table:table-cell>
          <table:table-cell table:number-columns-repeated="1019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2166500" calcext:value-type="currency">
            <text:p>2 166 500,00 Kč</text:p>
          </table:table-cell>
          <table:table-cell office:value-type="currency" office:currency="CZK" office:value="565500" calcext:value-type="currency">
            <text:p>565 500,00 Kč</text:p>
          </table:table-cell>
          <table:table-cell table:number-columns-repeated="1019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388000" calcext:value-type="currency">
            <text:p>388 000,00 Kč</text:p>
          </table:table-cell>
          <table:table-cell table:number-columns-repeated="1019"/>
        </table:table-row>
        <table:table-row table:style-name="ro3"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5607000" calcext:value-type="currency">
            <text:p>45 607 000,00 Kč</text:p>
          </table:table-cell>
          <table:table-cell office:value-type="currency" office:currency="CZK" office:value="46477000" calcext:value-type="currency">
            <text:p>46 477 000,00 Kč</text:p>
          </table:table-cell>
          <table:table-cell office:value-type="currency" office:currency="CZK" office:value="46476998.78" calcext:value-type="currency">
            <text:p>46 476 998,78 Kč</text:p>
          </table:table-cell>
          <table:table-cell table:number-columns-repeated="1019"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3189000" calcext:value-type="currency">
            <text:p>3 189 000,00 Kč</text:p>
          </table:table-cell>
          <table:table-cell table:number-columns-repeated="1019"/>
        </table:table-row>
        <table:table-row table:style-name="ro3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26734000" calcext:value-type="currency">
            <text:p>126 734 000,00 Kč</text:p>
          </table:table-cell>
          <table:table-cell office:value-type="currency" office:currency="CZK" office:value="134734000" calcext:value-type="currency">
            <text:p>134 734 000,00 Kč</text:p>
          </table:table-cell>
          <table:table-cell office:value-type="currency" office:currency="CZK" office:value="80298078.06" calcext:value-type="currency">
            <text:p>80 298 078,06 Kč</text:p>
          </table:table-cell>
          <table:table-cell table:number-columns-repeated="1019"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90000" calcext:value-type="currency">
            <text:p>190 000,00 Kč</text:p>
          </table:table-cell>
          <table:table-cell table:number-columns-repeated="1020"/>
        </table:table-row>
        <table:table-row table:style-name="ro3">
          <table:table-cell office:value-type="float" office:value="4374" calcext:value-type="float">
            <text:p>4374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table:number-columns-repeated="1020"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21000000" calcext:value-type="currency">
            <text:p>21 000 000,00 Kč</text:p>
          </table:table-cell>
          <table:table-cell office:value-type="currency" office:currency="CZK" office:value="21043600" calcext:value-type="currency">
            <text:p>21 043 600,00 Kč</text:p>
          </table:table-cell>
          <table:table-cell table:number-columns-repeated="1020"/>
        </table:table-row>
        <table:table-row table:style-name="ro3"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80000" calcext:value-type="currency">
            <text:p>480 000,00 Kč</text:p>
          </table:table-cell>
          <table:table-cell office:value-type="currency" office:currency="CZK" office:value="480500" calcext:value-type="currency">
            <text:p>480 500,00 Kč</text:p>
          </table:table-cell>
          <table:table-cell office:value-type="currency" office:currency="CZK" office:value="476220" calcext:value-type="currency">
            <text:p>476 220,00 Kč</text:p>
          </table:table-cell>
          <table:table-cell table:number-columns-repeated="1019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4637" calcext:value-type="currency">
            <text:p>14 637,00 Kč</text:p>
          </table:table-cell>
          <table:table-cell table:number-columns-repeated="1019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47290" calcext:value-type="currency">
            <text:p>47 290,00 Kč</text:p>
          </table:table-cell>
          <table:table-cell table:number-columns-repeated="1019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21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80000" calcext:value-type="currency">
            <text:p>80 000,00 Kč</text:p>
          </table:table-cell>
          <table:table-cell table:number-columns-repeated="1021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4225" calcext:value-type="currency">
            <text:p>14 225,00 Kč</text:p>
          </table:table-cell>
          <table:table-cell table:number-columns-repeated="1019"/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717" calcext:value-type="currency">
            <text:p>3 717,00 Kč</text:p>
          </table:table-cell>
          <table:table-cell table:number-columns-repeated="1019"/>
        </table:table-row>
        <table:table-row table:style-name="ro2">
          <table:table-cell office:value-type="float" office:value="5212" calcext:value-type="float">
            <text:p>5212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7035" calcext:value-type="currency">
            <text:p>7 035,00 Kč</text:p>
          </table:table-cell>
          <table:table-cell table:number-columns-repeated="1019"/>
        </table:table-row>
        <table:table-row table:style-name="ro2"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 table:number-columns-repeated="1020"/>
        </table:table-row>
        <table:table-row table:style-name="ro2"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875" calcext:value-type="currency">
            <text:p>8 875,00 Kč</text:p>
          </table:table-cell>
          <table:table-cell table:number-columns-repeated="1019"/>
        </table:table-row>
        <table:table-row table:style-name="ro2"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148288" calcext:value-type="currency">
            <text:p>148 288,00 Kč</text:p>
          </table:table-cell>
          <table:table-cell table:number-columns-repeated="1019"/>
        </table:table-row>
        <table:table-row table:style-name="ro3"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32000" calcext:value-type="currency">
            <text:p>32 000,00 Kč</text:p>
          </table:table-cell>
          <table:table-cell office:value-type="currency" office:currency="CZK" office:value="1800" calcext:value-type="currency">
            <text:p>1 800,00 Kč</text:p>
          </table:table-cell>
          <table:table-cell table:number-columns-repeated="1019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currency" office:currency="CZK" office:value="100100" calcext:value-type="currency">
            <text:p>100 100,00 Kč</text:p>
          </table:table-cell>
          <table:table-cell office:value-type="currency" office:currency="CZK" office:value="100095.5" calcext:value-type="currency">
            <text:p>100 095,50 Kč</text:p>
          </table:table-cell>
          <table:table-cell table:number-columns-repeated="1019"/>
        </table:table-row>
        <table:table-row table:style-name="ro3">
          <table:table-cell office:value-type="float" office:value="5311" calcext:value-type="float">
            <text:p>531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number-columns-repeated="1021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160000" calcext:value-type="currency">
            <text:p>160 000,00 Kč</text:p>
          </table:table-cell>
          <table:table-cell office:value-type="currency" office:currency="CZK" office:value="281700" calcext:value-type="currency">
            <text:p>281 700,00 Kč</text:p>
          </table:table-cell>
          <table:table-cell office:value-type="currency" office:currency="CZK" office:value="278222" calcext:value-type="currency">
            <text:p>278 222,00 Kč</text:p>
          </table:table-cell>
          <table:table-cell table:number-columns-repeated="1019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35519.22" calcext:value-type="currency">
            <text:p>35 519,22 Kč</text:p>
          </table:table-cell>
          <table:table-cell table:number-columns-repeated="1019"/>
        </table:table-row>
        <table:table-row table:style-name="ro3"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1021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currency" office:currency="CZK" office:value="7526900" calcext:value-type="currency">
            <text:p>7 526 900,00 Kč</text:p>
          </table:table-cell>
          <table:table-cell office:value-type="currency" office:currency="CZK" office:value="7522350.45" calcext:value-type="currency">
            <text:p>7 522 350,45 Kč</text:p>
          </table:table-cell>
          <table:table-cell table:number-columns-repeated="1019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1091900" calcext:value-type="currency">
            <text:p>1 091 900,00 Kč</text:p>
          </table:table-cell>
          <table:table-cell office:value-type="currency" office:currency="CZK" office:value="1091484.62" calcext:value-type="currency">
            <text:p>1 091 484,62 Kč</text:p>
          </table:table-cell>
          <table:table-cell table:number-columns-repeated="1019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600" calcext:value-type="currency">
            <text:p>600,00 Kč</text:p>
          </table:table-cell>
          <table:table-cell table:number-columns-repeated="1020"/>
        </table:table-row>
        <table:table-row table:style-name="ro2"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39900" calcext:value-type="currency">
            <text:p>39 900,00 Kč</text:p>
          </table:table-cell>
          <table:table-cell office:value-type="currency" office:currency="CZK" office:value="39904.5" calcext:value-type="currency">
            <text:p>39 904,50 Kč</text:p>
          </table:table-cell>
          <table:table-cell table:number-columns-repeated="1019"/>
        </table:table-row>
        <table:table-row table:style-name="ro3"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2418300" calcext:value-type="currency">
            <text:p>2 418 300,00 Kč</text:p>
          </table:table-cell>
          <table:table-cell office:value-type="currency" office:currency="CZK" office:value="2418255.18" calcext:value-type="currency">
            <text:p>2 418 255,18 Kč</text:p>
          </table:table-cell>
          <table:table-cell table:number-columns-repeated="1019"/>
        </table:table-row>
        <table:table-row table:style-name="ro2"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currency" office:currency="CZK" office:value="10700000" calcext:value-type="currency">
            <text:p>10 700 000,00 Kč</text:p>
          </table:table-cell>
          <table:table-cell office:value-type="currency" office:currency="CZK" office:value="10471451" calcext:value-type="currency">
            <text:p>10 471 451,00 Kč</text:p>
          </table:table-cell>
          <table:table-cell table:number-columns-repeated="1019"/>
        </table:table-row>
        <table:table-row table:style-name="ro3"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675000" calcext:value-type="currency">
            <text:p>2 675 000,00 Kč</text:p>
          </table:table-cell>
          <table:table-cell office:value-type="currency" office:currency="CZK" office:value="1936292.75" calcext:value-type="currency">
            <text:p>1 936 292,75 Kč</text:p>
          </table:table-cell>
          <table:table-cell table:number-columns-repeated="1019"/>
        </table:table-row>
        <table:table-row table:style-name="ro2"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63000" calcext:value-type="currency">
            <text:p>963 000,00 Kč</text:p>
          </table:table-cell>
          <table:table-cell office:value-type="currency" office:currency="CZK" office:value="883085" calcext:value-type="currency">
            <text:p>883 085,00 Kč</text:p>
          </table:table-cell>
          <table:table-cell table:number-columns-repeated="1019"/>
        </table:table-row>
        <table:table-row table:style-name="ro2"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2"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34000" calcext:value-type="currency">
            <text:p>234 000,00 Kč</text:p>
          </table:table-cell>
          <table:table-cell office:value-type="currency" office:currency="CZK" office:value="75532.3" calcext:value-type="currency">
            <text:p>75 532,3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36700000" calcext:value-type="currency">
            <text:p>136 700 000,00 Kč</text:p>
          </table:table-cell>
          <table:table-cell office:value-type="currency" office:currency="CZK" office:value="135446000" calcext:value-type="currency">
            <text:p>135 446 000,00 Kč</text:p>
          </table:table-cell>
          <table:table-cell office:value-type="currency" office:currency="CZK" office:value="122300274.5" calcext:value-type="currency">
            <text:p>122 300 274,50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4250000" calcext:value-type="currency">
            <text:p>4 250 000,00 Kč</text:p>
          </table:table-cell>
          <table:table-cell office:value-type="currency" office:currency="CZK" office:value="5353000" calcext:value-type="currency">
            <text:p>5 353 000,00 Kč</text:p>
          </table:table-cell>
          <table:table-cell office:value-type="currency" office:currency="CZK" office:value="5213393" calcext:value-type="currency">
            <text:p>5 213 393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5200000" calcext:value-type="currency">
            <text:p>5 200 000,00 Kč</text:p>
          </table:table-cell>
          <table:table-cell office:value-type="currency" office:currency="CZK" office:value="3647749" calcext:value-type="currency">
            <text:p>3 647 749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6671000" calcext:value-type="currency">
            <text:p>36 671 000,00 Kč</text:p>
          </table:table-cell>
          <table:table-cell office:value-type="currency" office:currency="CZK" office:value="35942900" calcext:value-type="currency">
            <text:p>35 942 900,00 Kč</text:p>
          </table:table-cell>
          <table:table-cell office:value-type="currency" office:currency="CZK" office:value="31975523" calcext:value-type="currency">
            <text:p>31 975 523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3264000" calcext:value-type="currency">
            <text:p>13 264 000,00 Kč</text:p>
          </table:table-cell>
          <table:table-cell office:value-type="currency" office:currency="CZK" office:value="13075000" calcext:value-type="currency">
            <text:p>13 075 000,00 Kč</text:p>
          </table:table-cell>
          <table:table-cell office:value-type="currency" office:currency="CZK" office:value="11510945" calcext:value-type="currency">
            <text:p>11 510 945,00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currency" office:currency="CZK" office:value="665000" calcext:value-type="currency">
            <text:p>665 000,00 Kč</text:p>
          </table:table-cell>
          <table:table-cell office:value-type="currency" office:currency="CZK" office:value="568384" calcext:value-type="currency">
            <text:p>568 384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13690" calcext:value-type="currency">
            <text:p>13 690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131901.3" calcext:value-type="currency">
            <text:p>131 901,3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750000" calcext:value-type="currency">
            <text:p>2 750 000,00 Kč</text:p>
          </table:table-cell>
          <table:table-cell office:value-type="currency" office:currency="CZK" office:value="1760000" calcext:value-type="currency">
            <text:p>1 760 000,00 Kč</text:p>
          </table:table-cell>
          <table:table-cell office:value-type="currency" office:currency="CZK" office:value="1552977.36" calcext:value-type="currency">
            <text:p>1 552 977,36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800000" calcext:value-type="currency">
            <text:p>3 800 000,00 Kč</text:p>
          </table:table-cell>
          <table:table-cell office:value-type="currency" office:currency="CZK" office:value="3806400" calcext:value-type="currency">
            <text:p>3 806 400,00 Kč</text:p>
          </table:table-cell>
          <table:table-cell office:value-type="currency" office:currency="CZK" office:value="3393910.41" calcext:value-type="currency">
            <text:p>3 393 910,41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810000" calcext:value-type="currency">
            <text:p>810 000,00 Kč</text:p>
          </table:table-cell>
          <table:table-cell office:value-type="currency" office:currency="CZK" office:value="781834.68" calcext:value-type="currency">
            <text:p>781 834,68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317528.57" calcext:value-type="currency">
            <text:p>317 528,57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700000" calcext:value-type="currency">
            <text:p>3 700 000,00 Kč</text:p>
          </table:table-cell>
          <table:table-cell office:value-type="currency" office:currency="CZK" office:value="3314027.64" calcext:value-type="currency">
            <text:p>3 314 027,64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4600000" calcext:value-type="currency">
            <text:p>4 600 000,00 Kč</text:p>
          </table:table-cell>
          <table:table-cell office:value-type="currency" office:currency="CZK" office:value="3699779.07" calcext:value-type="currency">
            <text:p>3 699 779,07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 office:value-type="currency" office:currency="CZK" office:value="312554.76" calcext:value-type="currency">
            <text:p>312 554,76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2150000" calcext:value-type="currency">
            <text:p>2 150 000,00 Kč</text:p>
          </table:table-cell>
          <table:table-cell office:value-type="currency" office:currency="CZK" office:value="2077968.5" calcext:value-type="currency">
            <text:p>2 077 968,5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table:number-columns-repeated="2" office:value-type="currency" office:currency="CZK" office:value="1500000" calcext:value-type="currency">
            <text:p>1 500 000,00 Kč</text:p>
          </table:table-cell>
          <table:table-cell office:value-type="currency" office:currency="CZK" office:value="1135727.02" calcext:value-type="currency">
            <text:p>1 135 727,02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33547.5" calcext:value-type="currency">
            <text:p>133 547,5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900000" calcext:value-type="currency">
            <text:p>4 900 000,00 Kč</text:p>
          </table:table-cell>
          <table:table-cell office:value-type="currency" office:currency="CZK" office:value="10587200" calcext:value-type="currency">
            <text:p>10 587 200,00 Kč</text:p>
          </table:table-cell>
          <table:table-cell office:value-type="currency" office:currency="CZK" office:value="6659110.1" calcext:value-type="currency">
            <text:p>6 659 110,1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2780000" calcext:value-type="currency">
            <text:p>2 780 000,00 Kč</text:p>
          </table:table-cell>
          <table:table-cell office:value-type="currency" office:currency="CZK" office:value="2825500" calcext:value-type="currency">
            <text:p>2 825 500,00 Kč</text:p>
          </table:table-cell>
          <table:table-cell office:value-type="currency" office:currency="CZK" office:value="2362955.96" calcext:value-type="currency">
            <text:p>2 362 955,96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currency" office:currency="CZK" office:value="15231700" calcext:value-type="currency">
            <text:p>15 231 700,00 Kč</text:p>
          </table:table-cell>
          <table:table-cell office:value-type="currency" office:currency="CZK" office:value="14280836.73" calcext:value-type="currency">
            <text:p>14 280 836,73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3158000" calcext:value-type="currency">
            <text:p>33 158 000,00 Kč</text:p>
          </table:table-cell>
          <table:table-cell office:value-type="currency" office:currency="CZK" office:value="18053200" calcext:value-type="currency">
            <text:p>18 053 200,00 Kč</text:p>
          </table:table-cell>
          <table:table-cell office:value-type="currency" office:currency="CZK" office:value="16900722.67" calcext:value-type="currency">
            <text:p>16 900 722,67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10620300" calcext:value-type="currency">
            <text:p>10 620 300,00 Kč</text:p>
          </table:table-cell>
          <table:table-cell office:value-type="currency" office:currency="CZK" office:value="9561033.93" calcext:value-type="currency">
            <text:p>9 561 033,93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97770.87" calcext:value-type="currency">
            <text:p>197 770,87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185000" calcext:value-type="currency">
            <text:p>185 000,00 Kč</text:p>
          </table:table-cell>
          <table:table-cell office:value-type="currency" office:currency="CZK" office:value="148924" calcext:value-type="currency">
            <text:p>148 924,00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65100" calcext:value-type="currency">
            <text:p>265 100,00 Kč</text:p>
          </table:table-cell>
          <table:table-cell office:value-type="currency" office:currency="CZK" office:value="238707.5" calcext:value-type="currency">
            <text:p>238 707,5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currency" office:currency="CZK" office:value="237000" calcext:value-type="currency">
            <text:p>237 000,00 Kč</text:p>
          </table:table-cell>
          <table:table-cell office:value-type="currency" office:currency="CZK" office:value="217858.08" calcext:value-type="currency">
            <text:p>217 858,08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55000" calcext:value-type="currency">
            <text:p>255 000,00 Kč</text:p>
          </table:table-cell>
          <table:table-cell office:value-type="currency" office:currency="CZK" office:value="164149" calcext:value-type="currency">
            <text:p>164 149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1799" calcext:value-type="currency">
            <text:p>1 799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table:number-columns-repeated="2" office:value-type="currency" office:currency="CZK" office:value="540000" calcext:value-type="currency">
            <text:p>540 000,00 Kč</text:p>
          </table:table-cell>
          <table:table-cell office:value-type="currency" office:currency="CZK" office:value="400976" calcext:value-type="currency">
            <text:p>400 976,00 Kč</text:p>
          </table:table-cell>
          <table:table-cell table:number-columns-repeated="1019"/>
        </table:table-row>
        <table:table-row table:style-name="ro3"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2000" calcext:value-type="currency">
            <text:p>2 000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78000" calcext:value-type="currency">
            <text:p>78 000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363" calcext:value-type="float">
            <text:p>5363</text:p>
          </table:table-cell>
          <table:table-cell/>
          <table:table-cell office:value-type="currency" office:currency="CZK" office:value="900" calcext:value-type="currency">
            <text:p>900,00 Kč</text:p>
          </table:table-cell>
          <table:table-cell office:value-type="currency" office:currency="CZK" office:value="834" calcext:value-type="currency">
            <text:p>834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750000" calcext:value-type="currency">
            <text:p>750 000,00 Kč</text:p>
          </table:table-cell>
          <table:table-cell office:value-type="currency" office:currency="CZK" office:value="446240" calcext:value-type="currency">
            <text:p>446 240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2783000" calcext:value-type="currency">
            <text:p>2 783 000,00 Kč</text:p>
          </table:table-cell>
          <table:table-cell office:value-type="currency" office:currency="CZK" office:value="3803000" calcext:value-type="currency">
            <text:p>3 803 000,00 Kč</text:p>
          </table:table-cell>
          <table:table-cell office:value-type="currency" office:currency="CZK" office:value="3120838.61" calcext:value-type="currency">
            <text:p>3 120 838,61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1432900" calcext:value-type="currency">
            <text:p>1 432 900,00 Kč</text:p>
          </table:table-cell>
          <table:table-cell table:number-columns-repeated="1020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16550000" calcext:value-type="currency">
            <text:p>16 550 000,00 Kč</text:p>
          </table:table-cell>
          <table:table-cell office:value-type="currency" office:currency="CZK" office:value="16340000" calcext:value-type="currency">
            <text:p>16 340 000,00 Kč</text:p>
          </table:table-cell>
          <table:table-cell office:value-type="currency" office:currency="CZK" office:value="14311189" calcext:value-type="currency">
            <text:p>14 311 189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2600000" calcext:value-type="currency">
            <text:p>2 600 000,00 Kč</text:p>
          </table:table-cell>
          <table:table-cell office:value-type="currency" office:currency="CZK" office:value="362000" calcext:value-type="currency">
            <text:p>362 000,00 Kč</text:p>
          </table:table-cell>
          <table:table-cell office:value-type="currency" office:currency="CZK" office:value="361669" calcext:value-type="currency">
            <text:p>361 669,00 Kč</text:p>
          </table:table-cell>
          <table:table-cell table:number-columns-repeated="1019"/>
        </table:table-row>
        <table:table-row table:style-name="ro2"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2150000" calcext:value-type="currency">
            <text:p>2 150 000,00 Kč</text:p>
          </table:table-cell>
          <table:table-cell office:value-type="currency" office:currency="CZK" office:value="6464100" calcext:value-type="currency">
            <text:p>6 464 100,00 Kč</text:p>
          </table:table-cell>
          <table:table-cell office:value-type="currency" office:currency="CZK" office:value="6462925" calcext:value-type="currency">
            <text:p>6 462 925,00 Kč</text:p>
          </table:table-cell>
          <table:table-cell table:number-columns-repeated="1019"/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81418.2" calcext:value-type="currency">
            <text:p>181 418,20 Kč</text:p>
          </table:table-cell>
          <table:table-cell table:number-columns-repeated="1019"/>
        </table:table-row>
        <table:table-row table:style-name="ro3"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80000" calcext:value-type="currency">
            <text:p>80 000,00 Kč</text:p>
          </table:table-cell>
          <table:table-cell office:value-type="currency" office:currency="CZK" office:value="63108" calcext:value-type="currency">
            <text:p>63 108,00 Kč</text:p>
          </table:table-cell>
          <table:table-cell table:number-columns-repeated="1019"/>
        </table:table-row>
        <table:table-row table:style-name="ro2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3" table:style-name="ce6" office:value-type="currency" office:currency="CZK" office:value="5390000" calcext:value-type="currency">
            <text:p>5 390 000,00 Kč</text:p>
          </table:table-cell>
          <table:table-cell table:number-columns-repeated="1019"/>
        </table:table-row>
        <table:table-row table:style-name="ro2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5" calcext:value-type="float">
            <text:p>5345</text:p>
          </table:table-cell>
          <table:table-cell table:style-name="ce6" office:value-type="currency" office:currency="CZK" office:value="5390000" calcext:value-type="currency">
            <text:p>5 390 000,00 Kč</text:p>
          </table:table-cell>
          <table:table-cell table:style-name="ce6" office:value-type="currency" office:currency="CZK" office:value="6410000" calcext:value-type="currency">
            <text:p>6 410 000,00 Kč</text:p>
          </table:table-cell>
          <table:table-cell table:style-name="ce6" office:value-type="currency" office:currency="CZK" office:value="656729840.26" calcext:value-type="currency">
            <text:p>656 729 840,26 Kč</text:p>
          </table:table-cell>
          <table:table-cell table:number-columns-repeated="1019"/>
        </table:table-row>
        <table:table-row table:style-name="ro2"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/>
          <table:table-cell office:value-type="currency" office:currency="CZK" office:value="16870300" calcext:value-type="currency">
            <text:p>16 870 300,00 Kč</text:p>
          </table:table-cell>
          <table:table-cell office:value-type="currency" office:currency="CZK" office:value="16870308.6" calcext:value-type="currency">
            <text:p>16 870 308,60 Kč</text:p>
          </table:table-cell>
          <table:table-cell table:number-columns-repeated="1019"/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400000" calcext:value-type="currency">
            <text:p>400 000,00 Kč</text:p>
          </table:table-cell>
          <table:table-cell table:number-columns-repeated="1020"/>
        </table:table-row>
        <table:table-row table:style-name="ro2">
          <table:table-cell office:value-type="float" office:value="6409" calcext:value-type="float">
            <text:p>6409</text:p>
          </table:table-cell>
          <table:table-cell office:value-type="float" office:value="5909" calcext:value-type="float">
            <text:p>5909</text:p>
          </table:table-cell>
          <table:table-cell table:number-columns-repeated="2"/>
          <table:table-cell office:value-type="currency" office:currency="CZK" office:value="4070757" calcext:value-type="currency">
            <text:p>4 070 757,00 Kč</text:p>
          </table:table-cell>
          <table:table-cell table:number-columns-repeated="1019"/>
        </table:table-row>
        <table:table-row table:style-name="ro4" table:number-rows-repeated="10483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Kč</number:text>
    </number:number-style>
    <number:number-style style:name="N107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Kč</number:text>
    </number:number-style>
    <number:number-style style:name="N109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2" style:volatile="true">
      <loext:text> </loext:text>
      <loext:fill-character> </loext:fill-character>
      <number:text>- Kč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26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26P0"/>
    </number:currency-style>
    <number:number-style style:name="N127">
      <number:number number:decimal-places="2" loext:min-decimal-places="2" number:min-integer-digits="1" number:grouping="true"/>
      <number:text>     </number:text>
    </number:number-style>
    <number:number-style style:name="N128">
      <number:number number:decimal-places="2" loext:min-decimal-places="2" number:min-integer-digits="1" number:grouping="true"/>
      <number:text> Kč</number:text>
    </number:number-style>
    <number:number-style style:name="N129">
      <number:number number:decimal-places="0" loext:min-decimal-places="0" number:min-integer-digits="4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.98mm" fo:margin-bottom="14.99mm" fo:margin-left="9.98mm" fo:margin-right="9.98mm" style:first-page-number="continue" loext:scale-to-X="1" style:writing-mode="lr-tb"/>
      <style:header-style>
        <style:header-footer-properties fo:min-height="7.5mm" fo:margin-left="9.01mm" fo:margin-right="9.01mm" fo:margin-bottom="0mm"/>
      </style:header-style>
      <style:footer-style>
        <style:header-footer-properties fo:min-height="7.5mm" fo:margin-left="9.01mm" fo:margin-right="9.01mm" fo:margin-top="0mm"/>
      </style:footer-style>
    </style:page-layout>
    <style:page-layout style:name="Mpm4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jmy" style:display-name="PageStyle_prij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ydaje" style:display-name="PageStyle_vydaj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rdic Reporter</dc:title>
    <meta:initial-creator>Řechtáčková Pavla Bc. (P8)</meta:initial-creator>
    <meta:creation-date>2016-02-26T09:21:21</meta:creation-date>
    <dc:creator>Jan Dvořák</dc:creator>
    <dc:date>2018-04-05T18:14:11.921675160</dc:date>
    <meta:print-date>2016-06-07T09:40:00</meta:print-date>
    <meta:editing-duration>PT2M48S</meta:editing-duration>
    <meta:editing-cycles>1</meta:editing-cycles>
    <meta:document-statistic meta:table-count="2" meta:cell-count="1352" meta:object-count="0"/>
    <meta:generator>LibreOffice/5.4.6.2$Linux_X86_64 LibreOffice_project/40$Build-2</meta:generator>
  </office:meta>
</office:document-meta>
</file>